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a3d84" officeooo:paragraph-rsid="000a3d84"/>
    </style:style>
    <style:style style:name="P2" style:family="paragraph" style:parent-style-name="Title">
      <style:text-properties officeooo:rsid="000a3d84" officeooo:paragraph-rsid="000a3d84"/>
    </style:style>
    <style:style style:name="P3" style:family="paragraph" style:parent-style-name="Text_20_body">
      <style:paragraph-properties fo:text-align="justify" style:justify-single-word="false"/>
      <style:text-properties officeooo:rsid="000a3d84" officeooo:paragraph-rsid="000a3d84"/>
    </style:style>
    <style:style style:name="P4" style:family="paragraph" style:parent-style-name="Preformatted_20_Text">
      <style:paragraph-properties fo:margin-left="1.251cm" fo:margin-right="0cm" fo:text-indent="0cm" style:auto-text-indent="false"/>
    </style:style>
    <style:style style:name="P5" style:family="paragraph" style:parent-style-name="Text_20_body">
      <style:paragraph-properties fo:text-align="justify" style:justify-single-word="false"/>
      <style:text-properties officeooo:rsid="0019ab67" officeooo:paragraph-rsid="0019ab67"/>
    </style:style>
    <style:style style:name="P6" style:family="paragraph" style:parent-style-name="Text_20_body">
      <style:paragraph-properties fo:text-align="justify" style:justify-single-word="false"/>
      <style:text-properties officeooo:rsid="001b89b0" officeooo:paragraph-rsid="001b89b0"/>
    </style:style>
    <style:style style:name="P7" style:family="paragraph" style:parent-style-name="Text_20_body">
      <style:paragraph-properties fo:text-align="justify" style:justify-single-word="false"/>
      <style:text-properties style:text-underline-style="none" fo:font-weight="normal" officeooo:rsid="001b89b0" officeooo:paragraph-rsid="001b89b0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text-underline-style="none" fo:font-weight="normal" officeooo:rsid="001c1099" officeooo:paragraph-rsid="001c109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ab67"/>
    </style:style>
    <style:style style:name="T3" style:family="text">
      <style:text-properties officeooo:rsid="001cf4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ase <text:span text:style-name="T2">2</text:span> curso python para profesores 2026</text:p>
      <text:p text:style-name="P1"/>
      <text:p text:style-name="P5">Introducimos el condicional if.</text:p>
      <text:p text:style-name="P5">Pero antes de nada, y después de haber estudiado el script dos_rectangulos, nos damos cuenta de que las teclas de movimiento del jugador 2 no son muy intuitivas. Cambiémoslas por las teclas <text:span text:style-name="T1">i,</text:span> para subir, <text:span text:style-name="T1">l,</text:span> para la izquierda, <text:span text:style-name="T1">k</text:span>, para la derecha y <text:span text:style-name="T1">m</text:span> para abajo</text:p>
      <text:p text:style-name="P5"/>
      <text:p text:style-name="P6">Antes de comenzar con los condicionales, vamos a trabajar con los operadores lógicos and, or e in</text:p>
      <text:p text:style-name="P6"/>
      <text:p text:style-name="P6">Ejecutemos el script tabla_verdad.py y nos esto:</text:p>
      <text:p text:style-name="P4">Tabla de verdad - Operador AND</text:p>
      <text:p text:style-name="P4">A <text:s text:c="6"/>B <text:s text:c="6"/>A and B</text:p>
      <text:p text:style-name="P4">True <text:s text:c="3"/>True <text:s text:c="3"/>True</text:p>
      <text:p text:style-name="P4">True <text:s text:c="3"/>False <text:s text:c="2"/>False</text:p>
      <text:p text:style-name="P4">False <text:s text:c="2"/>True <text:s text:c="3"/>False</text:p>
      <text:p text:style-name="P4">False <text:s text:c="2"/>False <text:s text:c="2"/>False</text:p>
      <text:p text:style-name="P4"/>
      <text:p text:style-name="P4">Tabla de verdad - Operador OR</text:p>
      <text:p text:style-name="P4">A <text:s text:c="6"/>B <text:s text:c="6"/>A or B</text:p>
      <text:p text:style-name="P4">True <text:s text:c="3"/>True <text:s text:c="3"/>True</text:p>
      <text:p text:style-name="P4">True <text:s text:c="3"/>False <text:s text:c="2"/>True</text:p>
      <text:p text:style-name="P4">False <text:s text:c="2"/>True <text:s text:c="3"/>True</text:p>
      <text:p text:style-name="P4">False <text:s text:c="2"/>False <text:s text:c="2"/>False</text:p>
      <text:p text:style-name="P3"/>
      <text:p text:style-name="P7">Podemos resumir diciendo que el operador lógico or devuelve True (verdadero) si una de las partes de la expresión lógica es verdadera.</text:p>
      <text:p text:style-name="P7">El operador and devuelve verdadero si todas las partes de la expresión lógica son verdaderas.</text:p>
      <text:p text:style-name="P8">El operador in devuelve verdadero si el valor de la izquierda se encuentra en la derecha. Veamos algunos ejemplos que practicaremos en el intérprete de python.</text:p>
      <text:p text:style-name="P8"/>
      <text:p text:style-name="P4">5 &gt; 2 or 10 &lt; 3 <text:s text:c="6"/># True (la primera es verdadera)</text:p>
      <text:p text:style-name="P4">5 &lt; 2 or 10 &lt; 3 <text:s text:c="6"/># False (ambas falsas)</text:p>
      <text:p text:style-name="P4">False or True <text:s text:c="8"/># True</text:p>
      <text:p text:style-name="P4">False or False <text:s text:c="7"/># False</text:p>
      <text:p text:style-name="P4">5 &gt; 2 and 10 &gt; 3 <text:s text:c="5"/># True (ambas condiciones verdaderas)</text:p>
      <text:p text:style-name="P4">5 &gt; 2 and 10 &lt; 3 <text:s text:c="5"/># False (la segunda es falsa)</text:p>
      <text:p text:style-name="P4">True and True <text:s text:c="8"/># True</text:p>
      <text:p text:style-name="P4">True and False <text:s text:c="7"/># False</text:p>
      <text:p text:style-name="P4">"a" in "gato" <text:s text:c="8"/># True <text:s/>("a" está en "gato")</text:p>
      <text:p text:style-name="P4">"x" in "gato" <text:s text:c="8"/># False</text:p>
      <text:p text:style-name="P4"/>
      <text:p text:style-name="P4">3 in [1, 2, 3, 4] <text:s text:c="4"/># True</text:p>
      <text:p text:style-name="P4">7 in [1, 2, 3, 4] <text:s text:c="4"/># False</text:p>
      <text:p text:style-name="P4"/>
      <text:p text:style-name="P4"><text:soft-page-break/>"manzana" in ["pera", "manzana", "uva"] <text:s/># True</text:p>
      <text:p text:style-name="P4">edad = 20</text:p>
      <text:p text:style-name="P4">pais = "México"</text:p>
      <text:p text:style-name="P4"/>
      <text:p text:style-name="P4">edad &gt;= 18 and pais == "México" <text:s text:c="4"/># True</text:p>
      <text:p text:style-name="P4">edad &gt;= 18 and pais == "España" <text:s text:c="4"/># False</text:p>
      <text:p text:style-name="P4"/>
      <text:p text:style-name="P4">letra = "e"</text:p>
      <text:p text:style-name="P4">letra in "perro" or letra in "gato" <text:s/># True ("e" está en "perro")</text:p>
      <text:p text:style-name="P4">letra in "oso" and letra in "pez" <text:s text:c="3"/># False</text:p>
      <text:p text:style-name="P4"/>
      <text:p text:style-name="P8">Todo lo relacionado con listas lo veremos con más detalle en la clase siguiente.</text:p>
      <text:p text:style-name="P8">//<text:span text:style-name="T3">Introducimos toda la teoría sobre if, elif, match indicando que este último solo se puede utilizar en python 3.10 o superior</text:span></text:p>
      <text:p text:style-name="P8">//<text:span text:style-name="T3">Hacemos ejercicios sobre esos temas</text:span></text:p>
      <text:p text:style-name="P8">//<text:span text:style-name="T3">en un rectangulo vamos a realizar el reto de que el rectángulo, al salir por la derecha, la izquierda, arriba o abajo salga por el otro lad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3T19:04:16.888294513</meta:creation-date>
    <dc:date>2025-07-09T14:21:10.488711408</dc:date>
    <meta:editing-duration>PT52M15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2" meta:paragraph-count="44" meta:word-count="413" meta:character-count="2251" meta:non-whitespace-character-count="1728"/>
  </office:meta>
</office:document-meta>
</file>